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color="#808080" draw:fill="gradient" draw:fill-color="#ffffff" draw:fill-gradient-name="Gradient_20_18" draw:textarea-horizontal-align="justify" draw:textarea-vertical-align="top" draw:auto-grow-height="false" draw:shadow-offset-x="0.305cm" draw:shadow-offset-y="0.305cm"/>
    </style:style>
    <style:style style:name="gr2" style:family="graphic" style:parent-style-name="standard">
      <style:graphic-properties draw:stroke="solid" draw:stroke-dash="Fine_20_Dashed" svg:stroke-color="#808080" draw:fill="gradient" draw:fill-color="#ffffff" draw:fill-gradient-name="Gradient_20_18" draw:textarea-horizontal-align="justify" draw:textarea-vertical-align="top" draw:auto-grow-height="false" draw:shadow="hidden" draw:shadow-offset-x="0.051cm" draw:shadow-offset-y="0.051cm" draw:shadow-color="#666666"/>
    </style:style>
    <style:style style:name="gr3" style:family="graphic" style:parent-style-name="standard">
      <style:graphic-properties draw:fill="gradient" draw:fill-color="#ffd320" draw:fill-gradient-name="Gradient_20_16" draw:textarea-horizontal-align="justify" draw:textarea-vertical-align="middle" draw:auto-grow-height="false" draw:shadow="visible" draw:shadow-offset-x="0.051cm" draw:shadow-offset-y="0.051cm" draw:shadow-color="#666666"/>
    </style:style>
    <style:style style:name="gr4" style:family="graphic" style:parent-style-name="standard">
      <style:graphic-properties draw:fill="gradient" draw:fill-color="#ffd840" draw:fill-gradient-name="Gradient_20_25" draw:textarea-horizontal-align="justify" draw:textarea-vertical-align="middle" draw:auto-grow-height="false" fo:min-height="0cm" fo:min-width="0cm" draw:shadow="visible" draw:shadow-offset-x="0.051cm" draw:shadow-offset-y="0.051cm" draw:shadow-color="#666666"/>
    </style:style>
    <style:style style:name="gr5" style:family="graphic" style:parent-style-name="standard">
      <style:graphic-properties draw:fill="gradient" draw:fill-color="#0084d1" draw:fill-gradient-name="Gradient_20_22" draw:textarea-horizontal-align="justify" draw:textarea-vertical-align="middle" draw:auto-grow-height="false" draw:shadow="visible" draw:shadow-offset-x="0.051cm" draw:shadow-offset-y="0.051cm" draw:shadow-color="#666666"/>
    </style:style>
    <style:style style:name="gr6" style:family="graphic" style:parent-style-name="standard">
      <style:graphic-properties draw:fill="gradient" draw:fill-color="#7da647" draw:fill-gradient-name="Gradient_20_23" draw:textarea-horizontal-align="justify" draw:textarea-vertical-align="middle" draw:auto-grow-height="false" draw:shadow="visible" draw:shadow-offset-x="0.051cm" draw:shadow-offset-y="0.051cm" draw:shadow-color="#666666"/>
    </style:style>
    <style:style style:name="gr7" style:family="graphic" style:parent-style-name="standard">
      <style:graphic-properties draw:fill="gradient" draw:fill-color="#e6e6e6" draw:fill-gradient-name="Gradient_20_18" draw:textarea-horizontal-align="justify" draw:textarea-vertical-align="middle" draw:auto-grow-height="false" draw:shadow="visible" draw:shadow-offset-x="0.051cm" draw:shadow-offset-y="0.051cm" draw:shadow-color="#666666"/>
    </style:style>
    <style:style style:name="gr8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draw:marker-start="Arrow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Courier 10 Pitch'" style:font-pitch="fixed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8.89cm" svg:x="1.905cm" svg:y="2.56cm">
          <text:p text:style-name="P1">Java Runtime Enviro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3.97cm" svg:height="4.215cm" svg:x="2.975cm" svg:y="4.125cm">
          <text:p text:style-name="P1"><text:span text:style-name="T1">java.util.con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08cm" svg:height="1.905cm" svg:x="7.971cm" svg:y="5.52cm">
          <text:p text:style-name="P1"><text:span text:style-name="T2">Thread 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07cm" svg:height="1.905cm" svg:x="3.575cm" svg:y="5.52cm">
          <text:p text:style-name="P1"><text:span text:style-name="T2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07cm" svg:height="1.905cm" svg:x="12.368cm" svg:y="5.62cm">
          <text:p text:style-name="P1"><text:span text:style-name="T2">Executor</text:span></text:p>
          <text:p text:style-name="P1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1" draw:layer="layout" svg:width="12.6cm" svg:height="1.93cm" svg:x="3.66cm" svg:y="8.67cm">
          <text:p text:style-name="P1"><text:span text:style-name="T3">Java Virtual 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id="id2" draw:layer="layout" svg:width="12.717cm" svg:height="1.905cm" svg:x="3.593cm" svg:y="12.52cm">
          <text:p text:style-name="P1"><text:span text:style-name="T4">NPT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3" draw:layer="layout" svg:width="12.7cm" svg:height="1.905cm" svg:x="3.61cm" svg:y="15.695cm">
          <text:p text:style-name="P1"><text:span text:style-name="T4">Operating System /</text:span></text:p>
          <text:p text:style-name="P1"><text:span text:style-name="T4"><text:s/></text:span><text:span text:style-name="T4">Kernel 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id="id4" draw:layer="layout" svg:width="12.315cm" svg:height="1.905cm" svg:x="3.795cm" svg:y="19.04cm">
          <text:p text:style-name="P1"><text:span text:style-name="T5">Multicore 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9.96cm" svg:y1="10.6cm" svg:x2="9.951cm" svg:y2="12.52cm" draw:start-shape="id1" draw:start-glue-point="2" draw:end-shape="id2" svg:d="m9960 10600v986h-9v934">
          <text:p/>
        </draw:connector>
        <draw:connector draw:style-name="gr9" draw:text-style-name="P1" draw:layer="layout" svg:x1="9.96cm" svg:y1="15.695cm" svg:x2="9.951cm" svg:y2="14.425cm" draw:start-shape="id3" draw:end-shape="id2" draw:end-glue-point="2" svg:d="m9960 15695v-610h-9v-660">
          <text:p/>
        </draw:connector>
        <draw:connector draw:style-name="gr8" draw:text-style-name="P1" draw:layer="layout" svg:x1="9.96cm" svg:y1="17.6cm" svg:x2="9.952cm" svg:y2="19.04cm" draw:start-shape="id3" draw:start-glue-point="2" draw:end-shape="id4" draw:end-glue-point="0" svg:d="m9960 17600v745h-8v6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6" draw:display-name="Gradient 16" draw:style="linear" draw:start-color="#ff950e" draw:end-color="#ffd320" draw:start-intensity="100%" draw:end-intensity="100%" draw:angle="0" draw:border="20%"/>
    <draw:gradient draw:name="Gradient_20_18" draw:display-name="Gradient 18" draw:style="linear" draw:start-color="#e6e6e6" draw:end-color="#cccccc" draw:start-intensity="100%" draw:end-intensity="100%" draw:angle="0" draw:border="20%"/>
    <draw:gradient draw:name="Gradient_20_22" draw:display-name="Gradient 22" draw:style="linear" draw:start-color="#0084d1" draw:end-color="#004586" draw:start-intensity="100%" draw:end-intensity="100%" draw:angle="0" draw:border="20%"/>
    <draw:gradient draw:name="Gradient_20_23" draw:display-name="Gradient 23" draw:style="linear" draw:start-color="#94bd5e" draw:end-color="#5c8526" draw:start-intensity="100%" draw:end-intensity="100%" draw:angle="0" draw:border="20%"/>
    <draw:gradient draw:name="Gradient_20_25" draw:display-name="Gradient 25" draw:style="linear" draw:start-color="#ffd440" draw:end-color="#ff950e" draw:start-intensity="100%" draw:end-intensity="100%" draw:angle="0" draw:border="2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12cm" fo:page-height="23.1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hrooz Nobakht</meta:initial-creator>
    <meta:creation-date>2010-12-22T13:07:04</meta:creation-date>
    <dc:date>2011-01-24T09:59:13</dc:date>
    <dc:creator>Behrooz Nobakht</dc:creator>
    <meta:editing-duration>PT01H50M51S</meta:editing-duration>
    <meta:editing-cycles>66</meta:editing-cycles>
    <meta:generator>OpenOffice.org/3.2$Linux OpenOffice.org_project/320m19$Build-9505</meta:generator>
    <meta:document-statistic meta:object-count="12"/>
  </office:meta>
</office:document-meta>
</file>